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9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1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3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4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5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6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51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5">
            <text:p>15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3" table:number-columns-repeated="2"/>
          <table:table-cell table:style-name="ce43" office:value-type="string">
            <text:p>GPS</text:p>
          </table:table-cell>
          <table:table-cell table:style-name="ce45"/>
          <table:table-cell table:style-name="ce47" office:value-type="string">
            <text:p>extension</text:p>
          </table:table-cell>
          <table:table-cell table:style-name="ce47"/>
          <table:table-cell table:number-columns-repeated="1015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7" office:value-type="string">
            <text:p>2023-04-07_10-00-36_000.jpg</text:p>
          </table:table-cell>
          <table:table-cell table:style-name="ce26" office:value-type="string">
            <text:p>:m :PHOTO 起きた時刻 / 2023</text:p>
          </table:table-cell>
          <table:table-cell table:style-name="ce26"/>
          <table:table-cell table:style-name="ce10"/>
          <table:table-cell table:style-name="ce10"/>
          <table:table-cell table:style-name="ce46" table:formula="of:=IF([.E2]=&quot;&quot;;[.C2];CONCATENATE([.C2];&quot; / &quot;;[.E2]))" office:value-type="string" office:string-value=":m :PHOTO 起きた時刻 / 2023">
            <text:p>:m :PHOTO 起きた時刻 / 2023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1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7" office:value-type="string">
            <text:p>2023-04-07_04-28-13_000.jpg</text:p>
          </table:table-cell>
          <table:table-cell table:style-name="ce26" office:value-type="string">
            <text:p>:m :PHOTO 寝た時刻 / 2023 / オナニー、了、duration=2時間ぐらい,other=~</text:p>
          </table:table-cell>
          <table:table-cell table:style-name="ce27"/>
          <table:table-cell table:style-name="ce10"/>
          <table:table-cell table:style-name="ce10"/>
          <table:table-cell table:style-name="ce46" table:formula="of:=IF([.E3]=&quot;&quot;;[.C3];CONCATENATE([.C3];&quot; / &quot;;[.E3]))" office:value-type="string" office:string-value=":m :PHOTO 寝た時刻 / 2023 / オナニー、了、duration=2時間ぐらい,other=~">
            <text:p>:m :PHOTO 寝た時刻 / 2023 / オナニー、了、duration=2時間ぐらい,other=~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1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3-04-06_21-25-15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6" table:formula="of:=IF([.E4]=&quot;&quot;;[.C4];CONCATENATE([.C4];&quot; / &quot;;[.E4]))" office:value-type="string" office:string-value=":m 食べた物 ">
            <text:p>:m 食べた物 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1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4">
            <text:p>14</text:p>
          </table:table-cell>
          <table:table-cell table:style-name="ce17" office:value-type="string">
            <text:p>2023-04-07_13-02-35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6" table:formula="of:=IF([.E5]=&quot;&quot;;[.C5];CONCATENATE([.C5];&quot; / &quot;;[.E5]))" office:value-type="string" office:string-value=":m 食べた物 ">
            <text:p>:m 食べた物 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1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3-04-07_00-56-21_000.jpg</text:p>
          </table:table-cell>
          <table:table-cell table:style-name="ce26" office:value-type="string">
            <text:p>:PHOTO 記録 / 経過記録；作ったもの / food=焼酎漬け / material=大葉,liquor=麦焼酎：??ml,time=~,container=silver-cap-medium / type=~,other=３日、漬けた。実を取り出し。液のみにして、色が如何様に変化する、しない。知りたい。,occasion=経過観察。,id=2023-04-07_00-56-21_000.jpg</text:p>
          </table:table-cell>
          <table:table-cell table:style-name="ce26"/>
          <table:table-cell table:style-name="ce10"/>
          <table:table-cell table:style-name="ce10"/>
          <table:table-cell table:style-name="ce46" table:formula="of:=IF([.E6]=&quot;&quot;;[.C6];CONCATENATE([.C6];&quot; / &quot;;[.E6]))" office:value-type="string" office:string-value=":PHOTO 記録 / 経過記録；作ったもの / food=焼酎漬け / material=大葉,liquor=麦焼酎：??ml,time=~,container=silver-cap-medium / type=~,other=３日、漬けた。実を取り出し。液のみにして、色が如何様に変化する、しない。知りたい。,occasion=経過観察。,id=2023-04-07_00-56-21_000.jpg">
            <text:p>:PHOTO 記録 / 経過記録；作ったもの / food=焼酎漬け / material=大葉,liquor=麦焼酎：??ml,time=~,container=silver-cap-medium / type=~,other=３日、漬けた。実を取り出し。液のみにして、色が如何様に変化する、しない。知りたい。,occasion=経過観察。,id=2023-04-07_00-56-21_000.jpg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1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8" office:value-type="string">
            <text:p>2023-04-07_10-09-48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8"/>
          <table:table-cell table:style-name="ce10"/>
          <table:table-cell table:style-name="ce10"/>
          <table:table-cell table:style-name="ce46" table:formula="of:=IF([.E7]=&quot;&quot;;[.C7];CONCATENATE([.C7];&quot; / &quot;;[.E7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1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3-04-06_18-30-14_000.mp4</text:p>
          </table:table-cell>
          <table:table-cell table:style-name="ce26" office:value-type="string">
            <text:p>:VIDEO / @自室 / 記録 / jap.flute / 演奏、play / R=1 / genre=melody,session=hour-18,memo=~,file-piece-id=~,memo=~,other=~ /</text:p>
          </table:table-cell>
          <table:table-cell table:style-name="ce26"/>
          <table:table-cell table:style-name="ce10"/>
          <table:table-cell table:style-name="ce10"/>
          <table:table-cell table:style-name="ce46" table:formula="of:=IF([.E8]=&quot;&quot;;[.C8];CONCATENATE([.C8];&quot; / &quot;;[.E8]))" office:value-type="string" office:string-value=":VIDEO / @自室 / 記録 / jap.flute / 演奏、play / R=1 / genre=melody,session=hour-18,memo=~,file-piece-id=~,memo=~,other=~ /">
            <text:p>:VIDEO / @自室 / 記録 / jap.flute / 演奏、play / R=1 / genre=melody,session=hour-18,memo=~,file-piece-id=~,memo=~,other=~ /</text:p>
          </table:table-cell>
          <table:table-cell table:style-name="ce10" table:formula="of:=RIGHT([.B8];[.K8])" office:value-type="string" office:string-value="mp4">
            <text:p>mp4</text:p>
          </table:table-cell>
          <table:table-cell table:style-name="ce51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7" office:value-type="string">
            <text:p>2023-04-06_18-51-00_000.mp4</text:p>
          </table:table-cell>
          <table:table-cell table:style-name="ce26" office:value-type="string">
            <text:p>:VIDEO / @自室 / 記録 / jap.flute / 演奏、play / R=2 / genre=melody,session=hour-18,memo=~,file-piece-id=~,memo=~,other=~ /</text:p>
          </table:table-cell>
          <table:table-cell table:style-name="ce27"/>
          <table:table-cell table:style-name="ce10"/>
          <table:table-cell table:style-name="ce10"/>
          <table:table-cell table:style-name="ce46" table:formula="of:=IF([.E9]=&quot;&quot;;[.C9];CONCATENATE([.C9];&quot; / &quot;;[.E9]))" office:value-type="string" office:string-value=":VIDEO / @自室 / 記録 / jap.flute / 演奏、play / R=2 / genre=melody,session=hour-18,memo=~,file-piece-id=~,memo=~,other=~ /">
            <text:p>:VIDEO / @自室 / 記録 / jap.flute / 演奏、play / R=2 / genre=melody,session=hour-18,memo=~,file-piece-id=~,memo=~,other=~ /</text:p>
          </table:table-cell>
          <table:table-cell table:style-name="ce10" table:formula="of:=RIGHT([.B9];[.K9])" office:value-type="string" office:string-value="mp4">
            <text:p>mp4</text:p>
          </table:table-cell>
          <table:table-cell table:style-name="ce51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>
            <text:p>2023-04-07_01-20-14_000.jpg</text:p>
          </table:table-cell>
          <table:table-cell table:style-name="ce26" office:value-type="string">
            <text:p>-*</text:p>
          </table:table-cell>
          <table:table-cell table:style-name="ce26"/>
          <table:table-cell table:style-name="ce10"/>
          <table:table-cell table:style-name="ce10"/>
          <table:table-cell table:style-name="ce46" table:formula="of:=IF([.E10]=&quot;&quot;;[.C10];CONCATENATE([.C10];&quot; / &quot;;[.E10]))" office:value-type="string" office:string-value="-*">
            <text:p>-*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1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3-04-07_01-20-25_000.jpg</text:p>
          </table:table-cell>
          <table:table-cell table:style-name="ce26" office:value-type="string">
            <text:p>:PHOTO 記録 / 経過記録；作ったもの / food=焼酎漬け / material=レモン：１０（単位：スプーン）；ニンニク：１０；生姜：１０；スペアミント：１０；ローズマリー：１０；ディル：１０,liquor=麦焼酎：??ml,time=~,container=silver-cap-small / type=~,other=作り置きする：混合。,occasion=経過観察。,id=2023-04-07_01-20-25_000.jpg</text:p>
          </table:table-cell>
          <table:table-cell table:style-name="ce27"/>
          <table:table-cell table:style-name="ce10"/>
          <table:table-cell table:style-name="ce10"/>
          <table:table-cell table:style-name="ce46" table:formula="of:=IF([.E11]=&quot;&quot;;[.C13];CONCATENATE([.C13];&quot; / &quot;;[.E11]))" office:value-type="string" office:string-value=":m :th,mysl / topic=~ / content=人間に関しては、先ず、実存を手当て。セックスだのは、おまけ。,id=~,other=~ / lang=ja">
            <text:p>:m :th,mysl / topic=~ / content=人間に関しては、先ず、実存を手当て。セックスだのは、おまけ。,id=~,other=~ / lang=ja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51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7">
            <text:p>7</text:p>
          </table:table-cell>
          <table:table-cell table:style-name="ce17" office:value-type="string">
            <text:p>2023-04-07_01-20-34_000.jpg</text:p>
          </table:table-cell>
          <table:table-cell table:style-name="ce26" office:value-type="string">
            <text:p>:PHOTO 記録 / 経過記録；作ったもの / food=焼酎漬け / material=レモン：１０（単位：スプーン）；ニンニク：１０；生姜：１０；スペアミント：１０；ローズマリー：１０；ディル：１０,liquor=麦焼酎：??ml,time=~,container=silver-cap-small / type=~,other=作り置きする：混合。,occasion=経過観察。,id=2023-04-07_01-20-25_000.jpg</text:p>
          </table:table-cell>
          <table:table-cell table:style-name="ce26"/>
          <table:table-cell table:style-name="ce10"/>
          <table:table-cell table:style-name="ce10"/>
          <table:table-cell table:style-name="ce46" table:formula="of:=IF([.E12]=&quot;&quot;;[.C12];CONCATENATE([.C12];&quot; / &quot;;[.E12]))" office:value-type="string" office:string-value=":PHOTO 記録 / 経過記録；作ったもの / food=焼酎漬け / material=レモン：１０（単位：スプーン）；ニンニク：１０；生姜：１０；スペアミント：１０；ローズマリー：１０；ディル：１０,liquor=麦焼酎：??ml,time=~,container=silver-cap-small / type=~,other=作り置きする：混合。,occasion=経過観察。,id=2023-04-07_01-20-25_000.jpg">
            <text:p>:PHOTO 記録 / 経過記録；作ったもの / food=焼酎漬け / material=レモン：１０（単位：スプーン）；ニンニク：１０；生姜：１０；スペアミント：１０；ローズマリー：１０；ディル：１０,liquor=麦焼酎：??ml,time=~,container=silver-cap-small / type=~,other=作り置きする：混合。,occasion=経過観察。,id=2023-04-07_01-20-25_000.jpg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51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7" office:value-type="string">
            <text:p>2023-04-07_10-20-59_000.jpg</text:p>
          </table:table-cell>
          <table:table-cell table:style-name="ce26" office:value-type="string">
            <text:p>:m :th,mysl / topic=~ / content=人間に関しては、先ず、実存を手当て。セックスだのは、おまけ。,id=~,other=~ / lang=ja</text:p>
          </table:table-cell>
          <table:table-cell table:style-name="ce26"/>
          <table:table-cell table:style-name="ce10"/>
          <table:table-cell table:style-name="ce10"/>
          <table:table-cell table:style-name="ce46" table:formula="of:=IF([.E13]=&quot;&quot;;[.C13];CONCATENATE([.C13];&quot; / &quot;;[.E13]))" office:value-type="string" office:string-value=":m :th,mysl / topic=~ / content=人間に関しては、先ず、実存を手当て。セックスだのは、おまけ。,id=~,other=~ / lang=ja">
            <text:p>:m :th,mysl / topic=~ / content=人間に関しては、先ず、実存を手当て。セックスだのは、おまけ。,id=~,other=~ / lang=ja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51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2">
            <text:p>12</text:p>
          </table:table-cell>
          <table:table-cell table:style-name="ce10" office:value-type="string">
            <text:p>2023-04-07_11-29-52_000.jpg</text:p>
          </table:table-cell>
          <table:table-cell table:style-name="ce26" office:value-type="string">
            <text:p>:m #*# RES / JVEMV6 64#67_10_kyootoo / 『論語 郷党』 著者=~,校注=~ / p.222 / w=,topic=,publisher=明治書院,other=ske+:sk-id.5RLE:ゆがけ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10" table:formula="of:=RIGHT([.B14];[.K14])" office:value-type="string" office:string-value="jpg">
            <text:p>jpg</text:p>
          </table:table-cell>
          <table:table-cell table:style-name="ce51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3">
            <text:p>13</text:p>
          </table:table-cell>
          <table:table-cell table:style-name="ce17" office:value-type="string">
            <text:p>2023-04-07_12-19-25_000.jpg</text:p>
          </table:table-cell>
          <table:table-cell table:style-name="ce26" office:value-type="string">
            <text:p>:m #*# RES / JVEMV6 64#261_fukuzawa_sugita / 『福沢諭吉　朝鮮・中国・台湾論集』 著者=杉田聡、編,校注=~ / p.73 / w=~,topic=壬午軍乱,publisher=~,other=QQQ</text:p>
          </table:table-cell>
          <table:table-cell table:style-name="ce27"/>
          <table:table-cell table:style-name="ce10"/>
          <table:table-cell table:style-name="ce10"/>
          <table:table-cell table:style-name="ce46" table:formula="of:=IF([.E15]=&quot;&quot;;[.C15];CONCATENATE([.C15];&quot; / &quot;;[.E15]))" office:value-type="string" office:string-value=":m #*# RES / JVEMV6 64#261_fukuzawa_sugita / 『福沢諭吉　朝鮮・中国・台湾論集』 著者=杉田聡、編,校注=~ / p.73 / w=~,topic=壬午軍乱,publisher=~,other=QQQ">
            <text:p>:m #*# RES / JVEMV6 64#261_fukuzawa_sugita / 『福沢諭吉　朝鮮・中国・台湾論集』 著者=杉田聡、編,校注=~ / p.73 / w=~,topic=壬午軍乱,publisher=~,other=QQQ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51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5">
            <text:p>15</text:p>
          </table:table-cell>
          <table:table-cell table:style-name="ce10" office:value-type="string">
            <text:p>2023-04-07_14-29-34_000.jpg</text:p>
          </table:table-cell>
          <table:table-cell table:style-name="ce26" office:value-type="string">
            <text:p>:m #*# RES / JVEMV6 64#268_hattatsu_sakakihara / 『脳科学と発達障害』 著者=榊原洋一,校注=~ / p.i / w=~,topic=~,publisher=~,other=~</text:p>
          </table:table-cell>
          <table:table-cell table:style-name="ce26"/>
          <table:table-cell table:style-name="ce10" table:number-columns-repeated="2"/>
          <table:table-cell table:style-name="ce46"/>
          <table:table-cell table:style-name="ce10" table:formula="of:=RIGHT([.B16];[.K16])" office:value-type="string" office:string-value="jpg">
            <text:p>jpg</text:p>
          </table:table-cell>
          <table:table-cell table:style-name="ce51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1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51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1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33"/>
          <table:table-cell table:style-name="ce26"/>
          <table:table-cell table:style-name="ce10"/>
          <table:table-cell table:style-name="ce10"/>
          <table:table-cell table:style-name="ce46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1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6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1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1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1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8"/>
          <table:table-cell table:style-name="ce10"/>
          <table:table-cell table:style-name="ce10"/>
          <table:table-cell table:style-name="ce46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1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6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1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1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6"/>
          <table:table-cell table:style-name="ce10" table:formula="of:=RIGHT([.B27];[.K27])" office:value-type="float" office:value="0">
            <text:p>#VALUE!</text:p>
          </table:table-cell>
          <table:table-cell table:style-name="ce51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1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1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1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6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1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1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6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1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6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1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6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1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6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1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1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44"/>
          <table:table-cell table:style-name="ce10"/>
          <table:table-cell table:style-name="ce10"/>
          <table:table-cell table:style-name="ce46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1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6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1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6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1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6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1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6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1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6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1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6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1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6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1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6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1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6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1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6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1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6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1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6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1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1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6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1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1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1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6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1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style-name="ce10" table:formula="of:=RIGHT([.B56];[.K56])" office:value-type="float" office:value="0">
            <text:p>#VALUE!</text:p>
          </table:table-cell>
          <table:table-cell table:style-name="ce51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1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6"/>
          <table:table-cell table:style-name="ce10" table:formula="of:=RIGHT([.B58];[.K58])" office:value-type="float" office:value="0">
            <text:p>#VALUE!</text:p>
          </table:table-cell>
          <table:table-cell table:style-name="ce51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1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1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6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1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6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1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1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1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1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1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1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1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1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6"/>
          <table:table-cell table:style-name="ce10" table:formula="of:=RIGHT([.B70];[.K70])" office:value-type="float" office:value="0">
            <text:p>#VALUE!</text:p>
          </table:table-cell>
          <table:table-cell table:style-name="ce51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1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1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1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1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1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1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1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6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1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1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1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1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1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1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6"/>
          <table:table-cell table:style-name="ce10" table:formula="of:=RIGHT([.B84];[.K84])" office:value-type="float" office:value="0">
            <text:p>#VALUE!</text:p>
          </table:table-cell>
          <table:table-cell table:style-name="ce51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style-name="ce10" table:formula="of:=RIGHT([.B85];[.K85])" office:value-type="float" office:value="0">
            <text:p>#VALUE!</text:p>
          </table:table-cell>
          <table:table-cell table:style-name="ce51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6"/>
          <table:table-cell table:style-name="ce10" table:formula="of:=RIGHT([.B86];[.K86])" office:value-type="float" office:value="0">
            <text:p>#VALUE!</text:p>
          </table:table-cell>
          <table:table-cell table:style-name="ce51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style-name="ce10" table:formula="of:=RIGHT([.B87];[.K87])" office:value-type="float" office:value="0">
            <text:p>#VALUE!</text:p>
          </table:table-cell>
          <table:table-cell table:style-name="ce51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34"/>
          <table:table-cell table:style-name="ce26"/>
          <table:table-cell table:style-name="ce10" table:number-columns-repeated="2"/>
          <table:table-cell table:style-name="ce46"/>
          <table:table-cell table:style-name="ce10" table:formula="of:=RIGHT([.B88];[.K88])" office:value-type="float" office:value="0">
            <text:p>#VALUE!</text:p>
          </table:table-cell>
          <table:table-cell table:style-name="ce51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34"/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 table:number-rows-repeated="2">
          <table:table-cell table:style-name="ce8"/>
          <table:table-cell table:style-name="ce10"/>
          <table:table-cell table:style-name="ce34"/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 table:number-rows-repeated="7">
          <table:table-cell table:style-name="ce8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6" table:formula="of:=IF([.E101]=&quot;&quot;;[.C101];CONCATENATE([.C101];&quot; / &quot;;[.E101]))" office:value-type="float" office:value="0">
            <text:p>0</text:p>
          </table:table-cell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6" table:formula="of:=IF([.E103]=&quot;&quot;;[.C103];CONCATENATE([.C103];&quot; / &quot;;[.E103]))" office:value-type="string" office:string-value="**">
            <text:p>**</text:p>
          </table:table-cell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 office:value-type="float" office:value="12">
            <text:p>12</text:p>
          </table:table-cell>
          <table:table-cell table:style-name="ce10"/>
          <table:table-cell table:style-name="ce34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 table:visibility="collapse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5"/>
          <table:table-cell table:number-columns-repeated="3"/>
          <table:table-cell table:style-name="ce46"/>
          <table:table-cell table:number-columns-repeated="1017"/>
        </table:table-row>
        <table:table-row table:style-name="ro3">
          <table:table-cell table:number-columns-repeated="2"/>
          <table:table-cell table:style-name="ce36"/>
          <table:table-cell table:number-columns-repeated="1021"/>
        </table:table-row>
        <table:table-row table:style-name="ro3">
          <table:table-cell table:number-columns-repeated="2"/>
          <table:table-cell table:style-name="ce37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8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8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9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40" table:formula="of:=COUNTIF([.$C$2:.$C18] ;&quot;-\*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1" table:formula="of:=SUM([.C2:.C24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9" table:formula="of:=COUNTA([.$B$2:.$B27])" office:value-type="float" office:value="15">
            <text:p>15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2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9" table:formula="of:=COUNTIF([.$C$2:.$C246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9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9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9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9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9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9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9" table:formula="of:=COUNTIF([.$C$2:.$C14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16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2:Sheet1.C277" table:on-update-keep-styles="true" table:on-update-keep-size="false"/>
        <table:database-range table:name="XXX" table:target-range-address="Sheet1.B272:Sheet1.B272" table:on-update-keep-styles="true" table:on-update-keep-size="false"/>
        <table:database-range table:name="XXX_music" table:target-range-address="Sheet1.B273:Sheet1.B273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07">2023/04/07</text:date>, <text:time>22:32:3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4-07T22:32:31.54</dc:date>
    <dc:creator>iwabuchi ken</dc:creator>
    <meta:editing-duration>P55DT13H43M</meta:editing-duration>
    <meta:editing-cycles>18027</meta:editing-cycles>
    <meta:document-statistic meta:table-count="2" meta:cell-count="926" meta:object-count="0"/>
    <meta:user-defined meta:name="qrichtext">1</meta:user-defined>
  </office:meta>
</office:document-meta>
</file>